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paragraph-properties fo:text-align="center" style:justify-single-word="false"/>
      <style:text-properties style:font-name="DejaVu Sans" fo:font-size="16pt" fo:language="en" fo:country="US" fo:font-style="italic" fo:font-weight="bold" style:font-size-asian="16pt" style:font-style-asian="italic" style:font-weight-asian="bold" style:font-size-complex="16pt" style:font-style-complex="italic" style:font-weight-complex="bold"/>
    </style:style>
    <style:style style:name="P3" style:family="paragraph" style:parent-style-name="Standard">
      <style:text-properties style:font-name="DejaVu Sans" fo:font-style="normal" style:font-style-asian="normal" style:font-style-complex="normal"/>
    </style:style>
    <style:style style:name="P4" style:family="paragraph" style:parent-style-name="Standard">
      <style:text-properties style:font-name="DejaVu Sans" fo:language="en" fo:country="US" fo:font-style="italic" fo:font-weight="normal" style:font-style-asian="italic" style:font-weight-asian="normal" style:font-style-complex="italic" style:font-weight-complex="normal"/>
    </style:style>
    <style:style style:name="P5" style:family="paragraph" style:parent-style-name="Standard">
      <style:text-properties style:font-name="DejaVu Sans" fo:language="en" fo:country="US" fo:font-style="normal" fo:font-weight="normal" style:font-style-asian="normal" style:font-weight-asian="normal" style:font-style-complex="normal" style:font-weight-complex="normal"/>
    </style:style>
    <style:style style:name="P6" style:family="paragraph" style:parent-style-name="Standard" style:list-style-name="L1">
      <style:text-properties style:font-name="DejaVu Sans"/>
    </style:style>
    <style:style style:name="P7" style:family="paragraph" style:parent-style-name="Standard" style:list-style-name="L1">
      <style:text-properties style:font-name="DejaVu Sans" fo:language="en" fo:country="US" fo:font-style="normal" fo:font-weight="normal" style:font-style-asian="normal" style:font-weight-asian="normal" style:font-style-complex="normal" style:font-weight-complex="normal"/>
    </style:style>
    <style:style style:name="P8" style:family="paragraph" style:parent-style-name="Standard" style:list-style-name="L2">
      <style:text-properties style:font-name="DejaVu Sans" fo:language="en" fo:country="US" fo:font-style="normal" fo:font-weight="normal" style:font-style-asian="normal" style:font-weight-asian="normal" style:font-style-complex="normal" style:font-weight-complex="normal"/>
    </style:style>
    <style:style style:name="P9" style:family="paragraph" style:parent-style-name="Standard" style:list-style-name="L4">
      <style:text-properties style:font-name="DejaVu Sans" fo:language="en" fo:country="US" fo:font-style="normal" fo:font-weight="normal" style:font-style-asian="normal" style:font-weight-asian="normal" style:font-style-complex="normal" style:font-weight-complex="normal"/>
    </style:style>
    <style:style style:name="P10" style:family="paragraph" style:parent-style-name="Standard" style:list-style-name="L3">
      <style:text-properties style:font-name="DejaVu Sans" fo:font-style="normal" style:font-style-asian="normal" style:font-style-complex="normal"/>
    </style:style>
    <style:style style:name="P11" style:family="paragraph" style:parent-style-name="Standard" style:list-style-name="L4">
      <style:text-properties style:font-name="DejaVu Sans" fo:font-style="normal" style:font-style-asian="normal" style:font-style-complex="normal"/>
    </style:style>
    <style:style style:name="P12" style:family="paragraph" style:parent-style-name="Standard" style:list-style-name="L5">
      <style:text-properties style:font-name="DejaVu San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style:font-name="DejaVu Sans" fo:font-size="12pt" fo:language="en" fo:country="US" fo:font-weight="normal" style:font-size-asian="12pt" style:font-weight-asian="normal" style:font-size-complex="12pt" style:font-weight-complex="normal"/>
    </style:style>
    <style:style style:name="T8" style:family="text">
      <style:text-properties fo:font-size="12pt" fo:language="en" fo:country="US" fo:font-weight="normal" style:font-size-asian="12pt" style:font-weight-asian="normal" style:font-size-complex="12pt" style:font-weight-complex="normal"/>
    </style:style>
    <style:style style:name="T9"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1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easure Hunting deliverable</text:p>
      <text:p text:style-name="P1"/>
      <text:p text:style-name="P1"/>
      <text:p text:style-name="P1">The <text:span text:style-name="T1">Treasure Hunting project mainly consists</text:span> <text:span text:style-name="T1">in the development of a mobile (Android) application and a server located in a Raspberry Pi to basically perform two tasks: create a game,5 and let the users play it. </text:span><text:span text:style-name="T7">The main advantage of this smart integration is the possibility to let the software organize checkpoints and riddles to solve in order to pursue the final goal (this way anyone can play a Treasure Hunting game, without having a person to organize it and watch his/her friends having fun), but nevertheless is allowed </text:span><text:span text:style-name="T8">to the </text:span><text:span text:style-name="T9">costumer </text:span><text:span text:style-name="T7">the chance to completely customize the game, for example by adding conundrums to reach a determined checkpoint or adding certain checkpoints selected manually by the </text:span><text:span text:style-name="T10">creator</text:span><text:span text:style-name="T7">, and not randomly by the application.</text:span></text:p>
      <text:p text:style-name="P1"><text:span text:style-name="T1">There are in fact two kinds of </text:span><text:span text:style-name="T2">users</text:span><text:span text:style-name="T1"> that are involved: the </text:span><text:span text:style-name="T2">creator </text:span><text:span text:style-name="T1">of the game, which manages settings as the number of checkpoints, the spatial range of a game, and a number of settings that assure a fully customizable play; and the</text:span><text:span text:style-name="T2"> players, </text:span><text:span text:style-name="T4">which accomplish the treasure hunting itself. The </text:span><text:span text:style-name="T3">creator</text:span><text:span text:style-name="T4"> can also be a </text:span><text:span text:style-name="T3">player</text:span><text:span text:style-name="T4"> if he/she sets the application to find random checkpoints (laying in a given range from his GPS localization coordinates) through a search from the possible checkpoints stored in the server, and lets the application create riddles and clues to solve. This can be possible because in this case the selection of checkpoints can't be seen by any user. On the other hand, the </text:span><text:span text:style-name="T3">creator</text:span><text:span text:style-name="T4"> cannot play the game if he/she wants to add checkpoints and riddles to an existing game stored on the server or saved locally.</text:span></text:p>
      <text:p text:style-name="P1"><text:span text:style-name="T4">There are two main modes to set the game creation pattern once you open the application: </text:span><text:span text:style-name="T3">quick mode</text:span><text:span text:style-name="T4"> and </text:span><text:span text:style-name="T3">nerd mode. </text:span><text:span text:style-name="T4">The </text:span><text:span text:style-name="T3">quick mode</text:span><text:span text:style-name="T4"> allows outdoor gaming with the sole use of GPS as a sensor of presence, and is the quickest way to start a quest; the </text:span><text:span text:style-name="T3">nerd mode </text:span><text:span text:style-name="T4">even allows indoor gaming through the setting of a couple more options and the displacement of some </text:span><text:span text:style-name="T3">hardware</text:span><text:span text:style-name="T4"> given with the application to the </text:span><text:span text:style-name="T3">users. The hardware </text:span><text:span text:style-name="T4">consists in a Raspberry Pi and a set of USB-to-Bluetooth dongles to plug in wall outlets as checkpoints locators. In any case, the strict constraint is the needing to provide a common wireless subnet to the Raspberry and the players, at least for this first version of the project.</text:span></text:p>
      <text:p text:style-name="P4"/>
      <text:p text:style-name="P1"><text:span text:style-name="T4">Hence what the app </text:span><text:span text:style-name="T4">and server </text:span><text:span text:style-name="T4">do and how.</text:span></text:p>
      <text:p text:style-name="P5"/>
      <text:p text:style-name="P5">What:</text:p>
      <text:list xml:id="list6194189820198287442" text:style-name="L1">
        <text:list-item>
          <text:p text:style-name="P6"><text:span text:style-name="T4">L</text:span><text:span text:style-name="T4">et the user create a treasure hunting game</text:span></text:p>
        </text:list-item>
        <text:list-item>
          <text:p text:style-name="P7">Let other users play previously created games</text:p>
        </text:list-item>
        <text:list-item>
          <text:p text:style-name="P7">Allow the management of locally saved checkpoints</text:p>
        </text:list-item>
        <text:list-item>
          <text:p text:style-name="P7">Give the user information about the correct usage of the app and the configuration</text:p>
        </text:list-item>
        <text:list-item>
          <text:p text:style-name="P6"><text:span text:style-name="T4">Allow the integration with the hardware given with the app for the </text:span><text:span text:style-name="T3">nerd mode</text:span></text:p>
        </text:list-item>
        <text:list-item>
          <text:p text:style-name="P7">Give information about the app version and developers</text:p>
        </text:list-item>
      </text:list>
      <text:p text:style-name="P5"/>
      <text:p text:style-name="P5">How: </text:p>
      <text:list xml:id="list874052967890534383" text:style-name="L2">
        <text:list-item>
          <text:p text:style-name="P8">- Let the user create a treasure hunting game-</text:p>
        </text:list-item>
      </text:list>
      <text:list xml:id="list8151477280164033746" text:style-name="L3">
        <text:list-item>
          <text:p text:style-name="P10"><text:span text:style-name="T5">The </text:span><text:span text:style-name="T3">creator</text:span><text:span text:style-name="T5"> can select checkpoints from a list previously created by </text:span><text:span text:style-name="T3">him/herself</text:span><text:span text:style-name="T5"> and saved locally, and/or from the checkpoints stored </text:span><text:soft-page-break/><text:span text:style-name="T5">in the server. </text:span><text:span text:style-name="T3">He/she</text:span><text:span text:style-name="T5"> may add to the game checkpoints created on-the-fly, and modify the locally saved ones. H</text:span><text:span text:style-name="T3">e/she</text:span><text:span text:style-name="T5"> can also insert checkpoints </text:span><text:span text:style-name="T6">randomly</text:span><text:span text:style-name="T5"> from the locally saved ones or from the server (this may be done by setting some constraints like maximum distance from a certain point, and the type of sensor associated with the checkpoint -GPS or </text:span><text:span text:style-name="T3">hardware-)</text:span><text:span text:style-name="T5">. </text:span><text:span text:style-name="T3">He/she</text:span><text:span text:style-name="T5"> can define the type of riddle to solve for every checkpoint in the game (such as the hangman game, fixed clues, etc.), or let the app select a random type. The number of checkpoints is not strictly chosen, as their selection ends when asked by the </text:span><text:span text:style-name="T3">creator.</text:span></text:p>
        </text:list-item>
      </text:list>
      <text:list xml:id="list4238762094507026506" text:style-name="L4">
        <text:list-item>
          <text:p text:style-name="P11"><text:span text:style-name="T5">The </text:span><text:span text:style-name="T3">creator</text:span><text:span text:style-name="T5"> selects the final checkpoint (the one with the treasure) from those chosen above, or lets the application choose one (randomly).</text:span></text:p>
        </text:list-item>
        <text:list-item>
          <text:p text:style-name="P11"><text:span text:style-name="T5">The </text:span><text:span text:style-name="T3">creator</text:span><text:span text:style-name="T5"> selects the type of path among the checkpoint: sequential (every </text:span><text:span text:style-name="T3">player</text:span><text:span text:style-name="T5"> has the same path to follow) or random.</text:span></text:p>
        </text:list-item>
        <text:list-item>
          <text:p text:style-name="P11"><text:span text:style-name="T5">The </text:span><text:span text:style-name="T3">creator</text:span><text:span text:style-name="T5"> selects one of two game modes: one in which every checkpoint must be visited by the </text:span><text:span text:style-name="T3">player</text:span><text:span text:style-name="T5"> before reaching the final checkpoint, or one in which at every checkpoint a clue about the final checkpoint is given to the </text:span><text:span text:style-name="T3">player</text:span><text:span text:style-name="T5">. This is done to let the </text:span><text:span text:style-name="T3">player</text:span><text:span text:style-name="T5"> try to guess the final checkpoint from the beginning. If the </text:span><text:span text:style-name="T3">player</text:span><text:span text:style-name="T5"> finds out what the final checkpoint is, he/she can rush to it in order to win.</text:span></text:p>
        </text:list-item>
        <text:list-item>
          <text:p text:style-name="P9">If the <text:span text:style-name="T11">creator</text:span> chooses the second game mode, he/she should insert intermediate clues (which suggest the final checkpoint to <text:span text:style-name="T11">players</text:span>) or let the app create random intermediate clues.</text:p>
        </text:list-item>
        <text:list-item>
          <text:p text:style-name="P11"><text:span text:style-name="T5">The application then creates a text file with all the informations about the game and uploads it to the server with a random alphanumeric string as name, called Game ID. It then prints on video the Game ID itself, that should be communicated by the</text:span><text:span text:style-name="T3"> creator</text:span><text:span text:style-name="T5"> to the </text:span><text:span text:style-name="T3">players.</text:span></text:p>
        </text:list-item>
      </text:list>
      <text:p text:style-name="P3"><text:span text:style-name="T3"><text:s text:c="7"/></text:span><text:span text:style-name="T5">2. <text:s text:c="2"/>- </text:span><text:span text:style-name="T5">Let other users play at previously created games-</text:span></text:p>
      <text:p text:style-name="P3"><text:span text:style-name="T5"><text:s text:c="7"/></text:span><text:span text:style-name="T5">3. <text:s text:c="2"/>- Let the management of checkpoint in local-</text:span></text:p>
      <text:list xml:id="list6942450261686294703" text:style-name="L5">
        <text:list-item>
          <text:p text:style-name="P12"><text:span text:style-name="T5">The </text:span><text:span text:style-name="T3">user</text:span><text:span text:style-name="T5"> has a list of checkpoints on its own, stored in local, not shared with the server, where personal checkpoints are present.</text:span></text:p>
        </text:list-item>
        <text:list-item>
          <text:p text:style-name="P12"><text:span text:style-name="T5">The application lets the </text:span><text:span text:style-name="T3">user</text:span><text:span text:style-name="T5"> send and suggest new checkpoints to be added to the server list of checkpoints, after the developers approval.</text:span></text:p>
        </text:list-item>
      </text:list>
      <text:p text:style-name="P1"><text:span text:style-name="T4"><text:s text:c="8"/>4. <text:s text:c="2"/>-</text:span><text:span text:style-name="T4">Give the user informations about the correct usage of the app and <text:s text:c="18"/><text:tab/> <text:s text:c="5"/>the configuration-</text:span></text:p>
      <text:p text:style-name="P1"><text:span text:style-name="T4"><text:s text:c="8"/></text:span><text:span text:style-name="T4">5.</text:span><text:span text:style-name="T4"> <text:s text:c="2"/>-Let the integration with the </text:span><text:span text:style-name="T3">hardware</text:span><text:span text:style-name="T4"> given with the app for the <text:tab/> <text:s text:c="2"/><text:tab/> <text:s text:c="5"/></text:span><text:span text:style-name="T3">nerd mode-</text:span></text:p>
      <text:p text:style-name="P5"><text:s text:c="8"/>6. <text:s text:c="2"/>-Give informations about the app version and developers-</text:p>
      <text:p text:style-name="P5"/>
      <text:p text:style-name="P5"/>
      <text:p text:style-name="P1"><text:span text:style-name="T4">The task that must be accomplished by the server is the communication with the end-</text:span><text:span text:style-name="T3">user</text:span><text:span text:style-name="T4"> device to provide the needed files to correctly run the application (e.g. the list of checkpoints, riddles added by the user, current state of the game for every user, etc.).</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po Galli</meta:initial-creator>
    <meta:creation-date>2014-04-09T19:19:58.545376849</meta:creation-date>
    <dc:date>2014-04-29T21:36:32.38</dc:date>
    <dc:creator>Andrea Barbasso</dc:creator>
    <meta:editing-duration>PT4H55M4S</meta:editing-duration>
    <meta:editing-cycles>8</meta:editing-cycles>
    <meta:generator>OpenOffice/4.0.1$Win32 OpenOffice.org_project/401m5$Build-9714</meta:generator>
    <meta:document-statistic meta:table-count="0" meta:image-count="0" meta:object-count="0" meta:page-count="2" meta:paragraph-count="28" meta:word-count="964" meta:character-count="5616"/>
  </office:meta>
</office:document-meta>
</file>